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2" table:default-cell-style-name="ce4"/>
        <table:table-column table:style-name="co6" table:number-columns-repeated="1637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PY-PY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Std</text:p>
          </table:table-cell>
          <table:table-cell table:style-name="ce1"/>
          <table:table-cell table:style-name="ce1" office:value-type="string" calcext:value-type="string">
            <text:p>gPY-IN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3"/>
          <table:table-cell table:number-columns-repeated="1637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0.058830623526" calcext:value-type="float">
            <text:p>140.058830623526</text:p>
          </table:table-cell>
          <table:table-cell table:style-name="ce4" office:value-type="float" office:value="92.063885282553" calcext:value-type="float">
            <text:p>92.06388528255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418.946549551418" calcext:value-type="float">
            <text:p>418.946549551418</text:p>
          </table:table-cell>
          <table:table-cell office:value-type="float" office:value="143.770337191745" calcext:value-type="float">
            <text:p>143.770337191745</text:p>
          </table:table-cell>
          <table:table-cell table:number-columns-repeated="16377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7.821159932437" calcext:value-type="float">
            <text:p>217.821159932437</text:p>
          </table:table-cell>
          <table:table-cell table:style-name="ce4" office:value-type="float" office:value="118.561802997673" calcext:value-type="float">
            <text:p>118.56180299767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337.888173205426" calcext:value-type="float">
            <text:p>337.888173205426</text:p>
          </table:table-cell>
          <table:table-cell office:value-type="float" office:value="112.911177154143" calcext:value-type="float">
            <text:p>112.911177154143</text:p>
          </table:table-cell>
          <table:table-cell table:number-columns-repeated="2"/>
          <table:table-cell table:style-name="ce4"/>
          <table:table-cell table:number-columns-repeated="1637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7.209284928657" calcext:value-type="float">
            <text:p>257.209284928657</text:p>
          </table:table-cell>
          <table:table-cell table:style-name="ce4" office:value-type="float" office:value="136.616568606629" calcext:value-type="float">
            <text:p>136.61656860662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98.894122048514" calcext:value-type="float">
            <text:p>298.894122048514</text:p>
          </table:table-cell>
          <table:table-cell office:value-type="float" office:value="129.743217746648" calcext:value-type="float">
            <text:p>129.743217746648</text:p>
          </table:table-cell>
          <table:table-cell table:number-columns-repeated="1637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95.810641944773" calcext:value-type="float">
            <text:p>295.810641944773</text:p>
          </table:table-cell>
          <table:table-cell table:style-name="ce4" office:value-type="float" office:value="84.4940486179417" calcext:value-type="float">
            <text:p>84.494048617941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16.857506963284" calcext:value-type="float">
            <text:p>316.857506963284</text:p>
          </table:table-cell>
          <table:table-cell office:value-type="float" office:value="171.336013907523" calcext:value-type="float">
            <text:p>171.336013907523</text:p>
          </table:table-cell>
          <table:table-cell table:number-columns-repeated="1637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4.532197266454" calcext:value-type="float">
            <text:p>314.532197266454</text:p>
          </table:table-cell>
          <table:table-cell table:style-name="ce4" office:value-type="float" office:value="123.671908598174" calcext:value-type="float">
            <text:p>123.67190859817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59.261546250333" calcext:value-type="float">
            <text:p>259.261546250333</text:p>
          </table:table-cell>
          <table:table-cell office:value-type="float" office:value="103.000087226226" calcext:value-type="float">
            <text:p>103.000087226226</text:p>
          </table:table-cell>
          <table:table-cell table:number-columns-repeated="16377"/>
        </table:table-row>
        <table:table-row table:style-name="ro1">
          <table:table-cell table:number-columns-repeated="8"/>
          <table:table-cell table:style-name="ce13"/>
          <table:table-cell table:style-name="ce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visibility="collapse" table:number-rows-repeated="1048567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7:23:24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9:10:38.732000000</meta:creation-date>
    <dc:date>2024-08-27T18:32:21.160000000</dc:date>
    <meta:editing-duration>P1DT20H10M50S</meta:editing-duration>
    <meta:editing-cycles>27</meta:editing-cycles>
    <meta:generator>LibreOffice/24.2.0.3$Windows_X86_64 LibreOffice_project/da48488a73ddd66ea24cf16bbc4f7b9c08e9bea1</meta:generator>
    <meta:document-statistic meta:table-count="1" meta:cell-count="36" meta:object-count="0"/>
  </office:meta>
</office:document-meta>
</file>